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marker-start="" draw:marker-start-width="0.21cm" draw:marker-start-center="false" draw:marker-end="Double_20_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542cm"/>
    </style:style>
    <style:style style:name="P1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line-break="strict"/>
      <style:text-properties fo:font-size="18p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line-break="strict"/>
      <style:text-properties fo:font-size="18p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93%" fo:text-align="center" fo:text-indent="0cm" style:line-break="strict"/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0pt" fo:language="en" fo:country="US" style:font-size-asian="10pt" style:font-size-complex="10pt"/>
    </style:style>
    <style:style style:name="T4" style:family="text">
      <style:text-properties fo:color="#000000" fo:font-size="17pt" fo:language="en" fo:country="US" style:font-size-asian="17pt" style:font-size-complex="17pt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174cm" svg:height="1.906cm" svg:x="4.064cm" svg:y="2.235cm">
          <text:list text:style-name="L1">
            <text:list-header>
              <text:p text:style-name="P1"><text:span text:style-name="T1">Nagios</text:span></text:p>
              <text:p text:style-name="P1"><text:span text:style-name="T2">daem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4cm" svg:height="1.906cm" svg:x="13.396cm" svg:y="5.456cm">
          <text:list text:style-name="L1">
            <text:list-header>
              <text:p text:style-name="P1"><text:span text:style-name="T1">rrdtool</text:span></text:p>
              <text:p text:style-name="P1"><text:span text:style-name="T2">RRDs.p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4cm" svg:height="1.906cm" svg:x="12.954cm" svg:y="2.261cm">
          <text:list text:style-name="L1">
            <text:list-header>
              <text:p text:style-name="P1"><text:span text:style-name="T1">NagiosGraph</text:span></text:p>
              <text:p text:style-name="P1"><text:span text:style-name="T2">insert.p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713cm" svg:height="2.541cm" svg:x="11.426cm" svg:y="8.566cm">
          <text:list text:style-name="L1">
            <text:list-header>
              <text:p text:style-name="P1"><text:span text:style-name="T1">RRD Databases</text:span></text:p>
              <text:p text:style-name="P1"><text:span text:style-name="T2">nagiosgraph/var/rrd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4cm" svg:height="2.541cm" svg:x="4.412cm" svg:y="8.707cm">
          <text:list text:style-name="L1">
            <text:list-item>
              <text:p text:style-name="P1"><text:span text:style-name="T1">Data Store</text:span></text:p>
              <text:p text:style-name="P1"><text:span text:style-name="T2">data/&lt;sensor&gt;/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715cm" svg:y1="8.728cm" svg:x2="5.715cm" svg:y2="4.191cm">
          <text:p/>
        </draw:line>
        <draw:line draw:style-name="gr7" draw:text-style-name="P3" draw:layer="layout" svg:x1="11.811cm" svg:y1="2.794cm" svg:x2="13.132cm" svg:y2="2.794cm">
          <text:p/>
        </draw:line>
        <draw:line draw:style-name="gr6" draw:text-style-name="P3" draw:layer="layout" svg:x1="14.427cm" svg:y1="4.14cm" svg:x2="14.427cm" svg:y2="5.512cm">
          <text:p/>
        </draw:line>
        <draw:line draw:style-name="gr6" draw:text-style-name="P3" draw:layer="layout" svg:x1="14.979cm" svg:y1="7.366cm" svg:x2="14.984cm" svg:y2="8.61cm">
          <text:p/>
        </draw:line>
        <draw:custom-shape draw:style-name="gr8" draw:text-style-name="P2" draw:layer="layout" svg:width="3.174cm" svg:height="1.906cm" svg:x="11.832cm" svg:y="12.738cm">
          <text:list text:style-name="L1">
            <text:list-header>
              <text:p text:style-name="P1"><text:span text:style-name="T1">rrdtool</text:span></text:p>
              <text:p text:style-name="P1"><text:span text:style-name="T2">RRDs.p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174cm" svg:height="1.906cm" svg:x="2.539cm" svg:y="15.778cm">
          <text:list text:style-name="L1">
            <text:list-header>
              <text:p text:style-name="P1"><text:span text:style-name="T1">Nagios</text:span></text:p>
              <text:p text:style-name="P1"><text:span text:style-name="T3">User Interfac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174cm" svg:height="1.906cm" svg:x="6.982cm" svg:y="15.778cm">
          <text:list text:style-name="L1">
            <text:list-header>
              <text:p text:style-name="P1"><text:span text:style-name="T1">Nagios</text:span></text:p>
              <text:p text:style-name="P1"><text:span text:style-name="T2">side.htm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174cm" svg:height="1.906cm" svg:x="11.924cm" svg:y="15.778cm">
          <text:list text:style-name="L1">
            <text:list-header>
              <text:p text:style-name="P1"><text:span text:style-name="T1">drraw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713cm" svg:y1="16.717cm" svg:x2="6.983cm" svg:y2="16.721cm">
          <text:p/>
        </draw:line>
        <draw:line draw:style-name="gr7" draw:text-style-name="P3" draw:layer="layout" svg:x1="10.156cm" svg:y1="16.686cm" svg:x2="11.985cm" svg:y2="16.69cm">
          <text:p/>
        </draw:line>
        <draw:line draw:style-name="gr7" draw:text-style-name="P3" draw:layer="layout" svg:x1="13.132cm" svg:y1="15.853cm" svg:x2="13.136cm" svg:y2="14.631cm">
          <text:p/>
        </draw:line>
        <draw:line draw:style-name="gr6" draw:text-style-name="P3" draw:layer="layout" svg:x1="13.303cm" svg:y1="11.107cm" svg:x2="13.303cm" svg:y2="12.747cm">
          <text:p/>
        </draw:line>
        <draw:custom-shape draw:style-name="gr12" draw:text-style-name="P2" draw:layer="layout" svg:width="6.348cm" svg:height="2.541cm" svg:x="4.377cm" svg:y="12.438cm">
          <text:list text:style-name="L1">
            <text:list-header>
              <text:p text:style-name="P1"><text:span text:style-name="T4">drraw Graph Database</text:span></text:p>
              <text:p text:style-name="P1"><text:span text:style-name="T2">var/drraw/saved/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716cm" svg:y1="14.481cm" svg:x2="12.47cm" svg:y2="16.007cm">
          <text:p/>
        </draw:line>
        <draw:custom-shape draw:style-name="gr14" draw:text-style-name="P2" draw:layer="layout" svg:width="1.904cm" svg:height="1.906cm" svg:x="7.617cm" svg:y="18.42cm">
          <text:list text:style-name="L1">
            <text:list-header>
              <text:p text:style-name="P1"><text:span text:style-name="T5">user's</text:span></text:p>
              <text:p text:style-name="P1"><text:span text:style-name="T5">brows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762cm" svg:y1="14.605cm" svg:x2="13.767cm" svg:y2="15.773cm">
          <text:p/>
        </draw:line>
        <draw:line draw:style-name="gr6" draw:text-style-name="P3" draw:layer="layout" svg:x1="11.735cm" svg:y1="3.556cm" svg:x2="13.056cm" svg:y2="3.556cm">
          <text:p/>
        </draw:line>
        <draw:line draw:style-name="gr7" draw:text-style-name="P3" draw:layer="layout" svg:x1="15.545cm" svg:y1="4.166cm" svg:x2="15.545cm" svg:y2="5.538cm">
          <text:p/>
        </draw:line>
        <draw:line draw:style-name="gr7" draw:text-style-name="P3" draw:layer="layout" svg:x1="7.788cm" svg:y1="18.802cm" svg:x2="5.478cm" svg:y2="17.227cm">
          <text:p/>
        </draw:line>
        <draw:line draw:style-name="gr6" draw:text-style-name="P3" draw:layer="layout" svg:x1="13.559cm" svg:y1="17.684cm" svg:x2="9.468cm" svg:y2="19.081cm">
          <text:p/>
        </draw:line>
        <draw:line draw:style-name="gr6" draw:text-style-name="P3" draw:layer="layout" svg:x1="10.553cm" svg:y1="20.096cm" svg:x2="13.092cm" svg:y2="20.1cm">
          <text:p/>
        </draw:line>
        <draw:line draw:style-name="gr7" draw:text-style-name="P3" draw:layer="layout" svg:x1="10.553cm" svg:y1="19.461cm" svg:x2="13.092cm" svg:y2="19.465cm">
          <text:p/>
        </draw:line>
        <draw:custom-shape draw:style-name="gr15" draw:text-style-name="P5" draw:layer="layout" svg:width="2.195cm" svg:height="0.723cm" svg:x="13.039cm" svg:y="19.055cm">
          <text:list text:style-name="L1">
            <text:list-header>
              <text:p text:style-name="P4"><text:span text:style-name="T6">exec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5" draw:layer="layout" svg:width="2.195cm" svg:height="0.724cm" svg:x="13.039cm" svg:y="19.716cm">
          <text:list text:style-name="L1">
            <text:list-header>
              <text:p text:style-name="P4"><text:span text:style-name="T6">data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16.841cm" svg:height="0.956cm" svg:x="0.761cm" svg:y="0.669cm">
          <text:list text:style-name="L1">
            <text:list-header>
              <text:p text:style-name="P4"><text:span text:style-name="T7">Data Flow and Execution Paths on the Owl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3.174cm" svg:height="1.906cm" svg:x="0.44cm" svg:y="9.124cm">
          <text:list text:style-name="L1">
            <text:list-header>
              <text:p text:style-name="P1"><text:span text:style-name="T1">ssh/rsy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614cm" svg:y1="10.009cm" svg:x2="4.379cm" svg:y2="10.032cm">
          <text:p/>
        </draw:line>
        <draw:custom-shape draw:style-name="gr19" draw:text-style-name="P7" draw:layer="layout" svg:width="2.539cm" svg:height="1.972cm" svg:x="0.761cm" svg:y="2.347cm">
          <text:list text:style-name="L1">
            <text:list-item>
              <text:p text:style-name="P6"><text:span text:style-name="T8">Owl</text:span></text:p>
              <text:p text:style-name="P6"><text:span text:style-name="T8">sensors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3" draw:layer="layout" svg:x1="2.053cm" svg:y1="4.317cm" svg:x2="2.032cm" svg:y2="9.124cm">
          <text:p/>
        </draw:line>
        <draw:custom-shape draw:style-name="gr20" draw:text-style-name="P2" draw:layer="layout" svg:width="4.444cm" svg:height="1.906cm" svg:x="1.904cm" svg:y="18.521cm">
          <text:list text:style-name="L1">
            <text:list-header>
              <text:p text:style-name="P1"><text:span text:style-name="T1">NagiosGraph</text:span></text:p>
              <text:p text:style-name="P1"><text:span text:style-name="T2">show.cg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32cm" svg:y1="17.657cm" svg:x2="3.658cm" svg:y2="18.548cm">
          <text:p/>
        </draw:line>
        <draw:line draw:style-name="gr6" draw:text-style-name="P3" draw:layer="layout" svg:x1="4.743cm" svg:y1="17.587cm" svg:x2="4.769cm" svg:y2="18.579cm">
          <text:p/>
        </draw:line>
        <draw:line draw:style-name="gr6" draw:text-style-name="P3" draw:layer="layout" svg:x1="6.347cm" svg:y1="19.487cm" svg:x2="7.643cm" svg:y2="19.514cm">
          <text:p/>
        </draw:line>
        <draw:custom-shape draw:style-name="gr21" draw:text-style-name="P9" draw:layer="layout" svg:width="4.317cm" svg:height="1.906cm" svg:x="6.203cm" svg:y="5.588cm">
          <text:list text:style-name="L1">
            <text:list-item>
              <text:p text:style-name="P8"><text:span text:style-name="T2">owl-dnswatch, </text:span></text:p>
            </text:list-item>
            <text:list-item>
              <text:p text:style-name="P8"><text:span text:style-name="T2">owl-stethoscop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6.374cm" svg:y1="4.053cm" svg:x2="8.128cm" svg:y2="5.579cm">
          <text:p/>
        </draw:line>
        <draw:line draw:style-name="gr22" draw:text-style-name="P3" draw:layer="layout" svg:x1="6.833cm" svg:y1="3.861cm" svg:x2="8.857cm" svg:y2="5.622cm">
          <text:p/>
        </draw:line>
        <draw:custom-shape draw:style-name="gr23" draw:text-style-name="P9" draw:layer="layout" svg:width="3.047cm" svg:height="1.906cm" svg:x="8.857cm" svg:y="2.158cm">
          <text:list text:style-name="L1">
            <text:list-item>
              <text:p text:style-name="P8"><text:span text:style-name="T2">owl-perfdata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061cm" svg:y1="3.552cm" svg:x2="8.991cm" svg:y2="3.552cm">
          <text:p/>
        </draw:line>
        <draw:line draw:style-name="gr7" draw:text-style-name="P3" draw:layer="layout" svg:x1="7.061cm" svg:y1="2.794cm" svg:x2="8.89cm" svg:y2="2.798cm">
          <text:p/>
        </draw:lin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Double_20_Arrow" draw:display-name="Double Arrow" svg:viewBox="0 0 1131 1918" svg:d="m737 1131h394l-564-1131-567 1131h398l-398 787h1131z"/>
    <draw:marker draw:name="Square" svg:viewBox="0 0 10 10" svg:d="m0 0h10v10h-1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58cm" svg:height="3.477cm" svg:x="1.397cm" svg:y="0.837cm" presentation:class="title" presentation:placeholder="true">
        <draw:text-box/>
      </draw:frame>
      <draw:frame presentation:style-name="Default-outline1" draw:layer="backgroundobjects" svg:width="25.158cm" svg:height="13.834cm" svg:x="1.397cm" svg:y="4.912cm" presentation:class="outline" presentation:placeholder="true">
        <draw:text-box/>
      </draw:frame>
      <draw:frame presentation:style-name="Mpr1" draw:layer="backgroundobjects" svg:width="6.489cm" svg:height="1.417cm" svg:x="1.396cm" svg:y="19.134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43cm" svg:height="1.417cm" svg:x="9.574cm" svg:y="19.134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49cm" svg:height="1.417cm" svg:x="20.07cm" svg:y="19.134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Morrison</meta:initial-creator>
    <meta:creation-date>2010-03-28T06:56:28</meta:creation-date>
    <meta:editing-cycles>1</meta:editing-cycles>
    <meta:editing-duration>P23DT22H11M8S</meta:editing-duration>
    <dc:date>2012-11-20T15:09:35</dc:date>
    <meta:document-statistic meta:object-count="74"/>
    <meta:generator>LibreOffice/3.5$MacOSX_x86 LibreOffice_project/e0fbe70-dcba98b-297ab39-994e618-0f858f0</meta:generator>
  </office:meta>
</office:document-meta>
</file>